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bd623" officeooo:paragraph-rsid="001bd623" style:font-style-asian="normal" style:font-weight-asian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ca139" officeooo:paragraph-rsid="001ca139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740fd"/>
    </style:style>
    <style:style style:name="T4" style:family="text">
      <style:text-properties officeooo:rsid="001a08fa"/>
    </style:style>
    <style:style style:name="T5" style:family="text">
      <style:text-properties officeooo:rsid="001bd6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5">19th</text:span> of <text:span text:style-name="T5">April</text:span> 202<text:span text:style-name="T5">2</text:span> under the <text:span text:style-name="T5">12th</text:span> PA Meeting.</text:p>
      <text:p text:style-name="P1"/>
      <text:p text:style-name="P1">The Assembly, recognising the current situation,</text:p>
      <text:p text:style-name="P1"/>
      <text:p text:style-name="P4">Constitutes the need to condemn the actions of Emeralda Islands on the matter of human rights abuses against the French peoples.</text:p>
      <text:p text:style-name="P1"/>
      <text:p text:style-name="P1">And proceeds.</text:p>
      <text:p text:style-name="P1"/>
      <text:p text:style-name="P1">Signed by,</text:p>
      <text:p text:style-name="P5">threebody03</text:p>
      <text:p text:style-name="P1"/>
      <text:p text:style-name="P1"/>
      <text:p text:style-name="P1"/>
      <text:p text:style-name="Standard"><text:span text:style-name="T1">[</text:span><text:span text:style-name="T2">Motion 12-1: To condemn the actions of Emeralda Islands on the matter of human rights abuses against the French</text:span><text:span text:style-name="T1">]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4-20T21:14:13.333239559</dc:date>
    <meta:editing-duration>PT2M22S</meta:editing-duration>
    <meta:editing-cycles>7</meta:editing-cycles>
    <meta:generator>LibreOffice/7.3.2.2$Linux_X86_64 LibreOffice_project/454130fadb9a820d3728b86ccb63c8f359d70528</meta:generator>
    <meta:document-statistic meta:table-count="0" meta:image-count="0" meta:object-count="0" meta:page-count="1" meta:paragraph-count="7" meta:word-count="66" meta:character-count="408" meta:non-whitespace-character-count="349"/>
  </office:meta>
</office:document-meta>
</file>